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2fca" officeooo:paragraph-rsid="000b2fca"/>
    </style:style>
    <style:style style:name="P2" style:family="paragraph" style:parent-style-name="Standard">
      <style:text-properties officeooo:rsid="000bb2c1" officeooo:paragraph-rsid="000bb2c1"/>
    </style:style>
    <style:style style:name="P3" style:family="paragraph" style:parent-style-name="Standard">
      <style:text-properties officeooo:rsid="000bb2c1" officeooo:paragraph-rsid="000c3526"/>
    </style:style>
    <style:style style:name="P4" style:family="paragraph" style:parent-style-name="Standard">
      <style:text-properties officeooo:rsid="000c3526" officeooo:paragraph-rsid="000c3526"/>
    </style:style>
    <style:style style:name="P5" style:family="paragraph" style:parent-style-name="Standard">
      <style:text-properties officeooo:rsid="000c3526" officeooo:paragraph-rsid="000dbe4c"/>
    </style:style>
    <style:style style:name="P6" style:family="paragraph" style:parent-style-name="Standard">
      <style:text-properties officeooo:rsid="000dbe4c" officeooo:paragraph-rsid="000dbe4c"/>
    </style:style>
    <style:style style:name="P7" style:family="paragraph" style:parent-style-name="Standard">
      <style:text-properties officeooo:rsid="000dbe4c" officeooo:paragraph-rsid="000fb9f3"/>
    </style:style>
    <style:style style:name="P8" style:family="paragraph" style:parent-style-name="Standard">
      <style:text-properties officeooo:rsid="000fb9f3" officeooo:paragraph-rsid="000fb9f3"/>
    </style:style>
    <style:style style:name="P9" style:family="paragraph" style:parent-style-name="Standard">
      <style:text-properties officeooo:rsid="00110ff3" officeooo:paragraph-rsid="00110ff3"/>
    </style:style>
    <style:style style:name="T1" style:family="text">
      <style:text-properties fo:font-style="italic" style:font-style-asian="italic" style:font-style-complex="italic"/>
    </style:style>
    <style:style style:name="T2" style:family="text">
      <style:text-properties fo:font-style="italic" officeooo:rsid="000e89ac" style:font-style-asian="italic" style:font-style-complex="italic"/>
    </style:style>
    <style:style style:name="T3" style:family="text">
      <style:text-properties fo:font-style="italic" officeooo:rsid="000fb9f3"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background-color="#cccccc" loext:char-shading-value="0" style:font-style-asian="italic" style:font-style-complex="italic"/>
    </style:style>
    <style:style style:name="T6" style:family="text">
      <style:text-properties officeooo:rsid="000c3526"/>
    </style:style>
    <style:style style:name="T7" style:family="text">
      <style:text-properties fo:font-style="normal" style:font-style-asian="normal" style:font-style-complex="normal"/>
    </style:style>
    <style:style style:name="T8" style:family="text">
      <style:text-properties fo:font-style="normal" officeooo:rsid="000e89ac" style:font-style-asian="normal" style:font-style-complex="normal"/>
    </style:style>
    <style:style style:name="T9" style:family="text">
      <style:text-properties fo:font-style="normal" officeooo:rsid="000fb9f3"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papirkalender er let at bruge og god til at give overblik, men det bliver hurtigt rodet hvis man er nødt til at ændre planer og det er bøvlet både at skulle have sin telefon OG en kalender med. Plus en kuglepen til at skrive i papirkalenderen.</text:p>
      <text:p text:style-name="P1"/>
      <text:p text:style-name="P1">Elektroniske kalendere begynder ikke at se grimme ud, hvis man ændrer planer, men det er besværligt at ændre på tidspunktet for en opgave.</text:p>
      <text:p text:style-name="P1"/>
      <text:p text:style-name="P1">FuzzyPlan er lavet så den er lige så nem at bruge som en papirkalender, er nem at rette i og altid er på telefonen. </text:p>
      <text:p text:style-name="P1">Det er også nemt at udskyde opgave til næste dag, der mulighed for skabeloner for hver ugedag, nemt farvekodet overblik over hvad du har lavet de foregående dage – og så har FuzzyPlan en healthbar, så du kan se når du har brugt din energi og har brug for en pause. Det kan nogen af os godt glemme. Især når der sker uventede ændringer af planerne.</text:p>
      <text:p text:style-name="P1"/>
      <text:p text:style-name="P2">FuzzyPlan lægger de opgaver ind som du skriver i boxen lige efter sidste opgave du har lagt ind, eller på det tidspunkt du angiver.</text:p>
      <text:p text:style-name="P2">Når en ny dag starter er det godt at lægge en opgave ind der markerer hvornår din dag starter – ellers lægges opgaverne fra klokken 0:00…</text:p>
      <text:p text:style-name="P2">Trykker man på knapperne <text:span text:style-name="T1">7:00 </text:span>eller <text:span text:style-name="T1">Nu </text:span>ved siden af inputboxen bliver der indsat en 15 minutters opgave ved navn planlægning klokken <text:span text:style-name="T1">7:00 </text:span>eller på det tidspunkt du trykker på knappen <text:span text:style-name="T1">Nu</text:span>.</text:p>
      <text:p text:style-name="P2"/>
      <text:p text:style-name="P2">Du kan nu hurtigt skrive alt det du skal ind i tilfældig rækkefølge og så bytte om på opgaver senere. Man behøver derfor ikke at have overblik over sin dag før man starter :-)</text:p>
      <text:p text:style-name="P2"/>
      <text:p text:style-name="P3">Ønsker man opgaver med en anden længde end standardlængden på 30 minutter (denne kan ændres i indstillinger, ligesom det tidspunkt du vågner på!) eller skal opgaven ligge på et bestemt tidspunkt kan man trykke på den grønne plus-knap. Her skrives opgavens navn øverst og så skrives opgavelængde og tidspunkt i boksene eller vælges ved at lægge tid til eller trække fra med knapperne. Er der valgt et tidspunkt sættes opgaven direkte ind når man trykker OK og ellers trykker man på den opgave som den nye opgave skal lægges ind før. </text:p>
      <text:p text:style-name="P3">BEMÆRK: <text:span text:style-name="T6">FuzzyPlan regner uplanlagt tid som en opgave, så trykker du på et hvidt område lægges opgaven ind i starten af det uplanlagte tidsrum du trykker på.</text:span></text:p>
      <text:p text:style-name="P3"/>
      <text:p text:style-name="P4">Trykker du på en fast opgave lægges den nye opgave ind som en fast opgave lige før den opgave du trykker på. </text:p>
      <text:p text:style-name="P4">Faste opgaver kan <text:span text:style-name="T1">ikke </text:span>byttes rundt ved at trykke på dem efter hinanden. </text:p>
      <text:p text:style-name="P4">Dobbeltklik på en opgave (også faste opgaver) for at rette dem. </text:p>
      <text:p text:style-name="P4">Ret dem i boksen eller tryk på den runde grønne plus-knap der gerne skulle vise en redigeringshånd, hvis der står noget i inputboksen.</text:p>
      <text:p text:style-name="P4"/>
      <text:p text:style-name="P4">Bemærk at man kan bruge emojis i stedet for tekst til at navngiver opgaver.</text:p>
      <text:p text:style-name="P4"/>
      <text:p text:style-name="P4">Hvis man skriver en opgave i inputboksen og så trykker på den runde grønne knap med play-trekant skifter knappen farve til rød, og der kommer en stop-firkant. </text:p>
      <text:p text:style-name="P4">FuzzyPlan registrerer nu hvor lang tid der går til den røde knap trykkes, og lægger så en opgave ind i det tidsrum der blev registreret.</text:p>
      <text:p text:style-name="P4"/>
      <text:p text:style-name="P4">Når man har lagt opgaver ind med den grønne plus-knap et stykke tid, vil man måske opdage at tidspunkter og tidsrum kan skrives direkte ind i inputboksen uden hjælp fra den grønne plus-knap.</text:p>
      <text:p text:style-name="P4">Skriver man <text:span text:style-name="T1">1345</text:span> vil opgaven blive lagt ind klokken <text:span text:style-name="T1">13:45</text:span>.</text:p>
      <text:p text:style-name="P4">Tidsrum angives i minutter og timer. Der bruges et <text:span text:style-name="T1">m</text:span><text:span text:style-name="T7"> for at angive minutter og et </text:span><text:span text:style-name="T1">h</text:span><text:span text:style-name="T7"> for at angive timer (engelsk </text:span><text:span text:style-name="T4">h</text:span><text:span text:style-name="T1">our</text:span><text:span text:style-name="T7">). Skriver man </text:span><text:span text:style-name="T1">1h30m</text:span><text:span text:style-name="T7"> vil en opgave af halvanden times længde blive lagt ind.</text:span></text:p>
      <text:p text:style-name="P4"><text:soft-page-break/><text:span text:style-name="T7">At skrive </text:span><text:span text:style-name="T1">90m</text:span><text:span text:style-name="T7"> giver samme resultat.</text:span></text:p>
      <text:p text:style-name="P4"><text:span text:style-name="T7"/></text:p>
      <text:p text:style-name="P6"><text:span text:style-name="T7">Opgaver kan nemt udskydes til dagen efter. </text:span></text:p>
      <text:p text:style-name="P6"><text:span text:style-name="T7">Dobbeltklik på opgaven og tryk på knappen </text:span><text:span text:style-name="T1">Udskyd</text:span><text:span text:style-name="T7"> som dukker op til venstre for inputboksen.</text:span></text:p>
      <text:p text:style-name="P6"><text:span text:style-name="T7">Når du næste dag går ind på FuzzyPlan vil de udskudte opgaver dukke op, klar til at blive sat ind i dagens plan – eller blive udskudt igen :-)</text:span></text:p>
      <text:p text:style-name="P5"><text:span text:style-name="T7"/></text:p>
      <text:p text:style-name="P6"><text:span text:style-name="T7">Knappen </text:span><text:span text:style-name="T1">Slet</text:span><text:span text:style-name="T7"> til højre for inputboksen har to funktioner: Hvis der står noget i inputboksen bliver det slettet, og ellers spørge FuzzyPlan om du vil slette alle dagens opgaver og starte forfra med at planlægge en blank dag.</text:span></text:p>
      <text:p text:style-name="P6"><text:span text:style-name="T7"/></text:p>
      <text:p text:style-name="P6"><text:span text:style-name="T7">Kommer du til at slette dagens opgaver ved en fejl burde den kunne hentes igen ved at trykke på knappen </text:span><text:span text:style-name="T1">Lagre</text:span><text:span text:style-name="T7"> i øverste højre hjørne. Nederst i lager-visningen er en knap der kan genskabe den sidst forkastede liste.</text:span></text:p>
      <text:p text:style-name="P6"><text:span text:style-name="T7">I lager-visningen kan du også gemme eller hente dagsplaner du tidligere har gemt: </text:span></text:p>
      <text:p text:style-name="P6"><text:span text:style-name="T7">Trykker du på </text:span><text:span text:style-name="T1">Gem i</text:span><text:span text:style-name="T7">-knappen vil den nuværende dagsliste blive gemt i det lager du trykker på. Man kan omdøbe lageret når man gemmer noget i det, men man behøver ikke.</text:span></text:p>
      <text:p text:style-name="P6"><text:span text:style-name="T7">Trykker du direkte på et lager vil indholdet erstattet af den nuværende dagsplan – som ryger i det nederste lager, som altid indeholder den sidst forkastede liste :-)</text:span></text:p>
      <text:p text:style-name="P6"><text:span text:style-name="T7"/></text:p>
      <text:p text:style-name="P6"><text:span text:style-name="T7">Vil du overskue hele dagen trykkes på knappen helt til højre for inputboksen. </text:span></text:p>
      <text:p text:style-name="P6"><text:span text:style-name="T7">Tryk igen for at få normal størrelse.</text:span></text:p>
      <text:p text:style-name="P6"><text:span text:style-name="T7"/></text:p>
      <text:p text:style-name="P6"><text:span text:style-name="T7">Tryk på knappen i øverste venstre hjørne for at gå til månedsvisningen.</text:span></text:p>
      <text:p text:style-name="P7"><text:span text:style-name="T7">Her kan du se hvad du har lavet på tidligere dage ved at klikke på dem (man kan IKKE rette i tidligere dage), eller du kan skrive opgaver ind og lægge dem ind på dage i fremtiden ved at klikke på den relevante dag. </text:span></text:p>
      <text:p text:style-name="P8"><text:span text:style-name="T7">Opgaven vil så dukke op når du går ind på FuzzyPlan den pågældende dag. Der er desværre IKKE notifikation udenfor FuzzyPlan!</text:span></text:p>
      <text:p text:style-name="P7"><text:span text:style-name="T7">Du kan også skrive hvilken dato opgaven skal lægges ind, f.eks. </text:span><text:span text:style-name="T5">24/12 Jul!</text:span></text:p>
      <text:p text:style-name="P7"><text:span text:style-name="T7">Skriver du kun en dato </text:span><text:span text:style-name="T8">hopper du frem eller tilbage til denne dato. Der skal fuldt årstal (</text:span><text:span text:style-name="T2">2022</text:span><text:span text:style-name="T8">) på, hvis du vil springe til et andet år, </text:span><text:span text:style-name="T9">eller lægge en opgave ind om lang tid. </text:span></text:p>
      <text:p text:style-name="P7"><text:span text:style-name="T9">BEMÆRK: Der er </text:span><text:span text:style-name="T3">ingen</text:span><text:span text:style-name="T9"> garanti for at FuzzyPlan gemmer ting. Ideen er at skabe overblik over den nærmeste fremtid. Brug en kalender med alarmer til ting du bare skal huske.</text:span></text:p>
      <text:p text:style-name="P7"><text:span text:style-name="T9"/></text:p>
      <text:p text:style-name="P8"><text:span text:style-name="T7">Dagene i fortiden indeholder de dagsplaner der lå i FuzzyPlan klokken 24:00. </text:span></text:p>
      <text:p text:style-name="P8"><text:span text:style-name="T7">Hver opgave er repræsenteret med en lille firkant hvis bredde repræsenter hvor lang tid opgaven tog. Klokken 0:00 er til venstre og klokken 24:00 er til højre.</text:span></text:p>
      <text:p text:style-name="P8"><text:span text:style-name="T7"/></text:p>
      <text:p text:style-name="P8"><text:span text:style-name="T7">Man kan ændre farve på firkanterne ved at trykke på knappen </text:span><text:span text:style-name="T1">Følg</text:span><text:span text:style-name="T7"> i øverste venstre hjørne.</text:span></text:p>
      <text:p text:style-name="P8"><text:span text:style-name="T7">Her skriver man de opgaver ind der skal følges med en farve. Skriv opgaveteksten præcis som den står i dagsplanerne og angiv så en farve ved at vælge fra de tilbudte eller skrive et farvenavn fra de lister over html-farver man kan finde på nettet, eller ved at angive en rgb- eller hex-værdi for den ønskede farve.</text:span></text:p>
      <text:p text:style-name="P9"><text:span text:style-name="T7">Her kan man også afkrydse om alle opgaver skal vises i listen der dukker op når man klikker på en dag i fortiden i månedsvisningen, eller om det kun skal være opgaver der </text:span><text:span text:style-name="T1">ikke </text:span><text:span text:style-name="T7">følges.</text:span></text:p>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0T16:06:08.655998798</meta:creation-date>
    <dc:date>2021-12-10T17:09:27.647519279</dc:date>
    <meta:editing-duration>PT13M57S</meta:editing-duration>
    <meta:editing-cycles>3</meta:editing-cycles>
    <meta:generator>LibreOffice/6.0.7.3$Linux_X86_64 LibreOffice_project/00m0$Build-3</meta:generator>
    <meta:document-statistic meta:table-count="0" meta:image-count="0" meta:object-count="0" meta:page-count="2" meta:paragraph-count="42" meta:word-count="1131" meta:character-count="6287" meta:non-whitespace-character-count="5182"/>
  </office:meta>
</office:document-meta>
</file>